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74pt solid #000000" fo:background-color="#f5f5d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5f5d0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ackground-color="#f5f5d0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style:vertical-align="automatic"/>
    </style:style>
    <style:style style:name="ce3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45" style:family="table-cell" style:parent-style-name="Default">
      <style:table-cell-properties fo:border-bottom="0.74pt solid #000000" fo:background-color="#f5f5d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5f5d0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ackground-color="#f5f5d0" fo:border-left="0.74pt solid #000000" fo:border-right="none" fo:border-top="none"/>
    </style:style>
    <style:style style:name="ce48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gr2" style:family="graphic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3.951cm" loext:decorative="false"/>
      <style:paragraph-properties style:writing-mode="lr-tb"/>
    </style:style>
    <style:style style:name="gr4" style:family="graphic" style:parent-style-name="Note">
      <style:graphic-properties fo:min-height="1.599cm" loext:decorative="false"/>
      <style:paragraph-properties style:writing-mode="lr-tb"/>
    </style:style>
    <style:style style:name="gr5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2">
            <office:annotation draw:style-name="gr3" svg:width="2.899cm" svg:height="4.151cm" svg:x="25.111cm" svg:y="0cm" draw:caption-point-x="-0.61cm" draw:caption-point-y="0.01cm">
              <dc:creator>Autoría desconocida</dc:creator>
              <dc:date>2024-11-06T12:19:00</dc:date>
              <text:p>La cantidad que hace que comprar un componente me cueste igual que producir dicho componente.</text:p>
              <text:p/>
              <text:p>Q=CF/(PCC-PCP)</text:p>
            </office:annotation>
            <text:p>UMBRAL DE PRODUCCIÓ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covered-table-cell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EXTERNALIZANDO</text:p>
          </table:table-cell>
          <table:covered-table-cell table:number-columns-repeated="2" table:style-name="ce12"/>
        </table:table-row>
        <table:table-row table:style-name="ro1">
          <table:table-cell table:number-columns-repeated="2"/>
          <table:table-cell office:value-type="string" calcext:value-type="string">
            <text:p>Produce</text:p>
          </table:table-cell>
          <table:table-cell table:style-name="ce3" office:value-type="string" calcext:value-type="string">
            <text:p>Coches</text:p>
          </table:table-cell>
          <table:table-cell/>
          <table:table-cell office:value-type="string" calcext:value-type="string">
            <text:p>Componente</text:p>
          </table:table-cell>
          <table:table-cell table:style-name="ce3" office:value-type="string" calcext:value-type="string">
            <text:p>Equipos de Música</text:p>
          </table:table-cell>
          <table:table-cell/>
          <table:table-cell table:style-name="ce9" office:value-type="string" calcext:value-type="string">
            <text:p>pcoste compra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1">
          <table:table-cell table:number-columns-repeated="3"/>
          <table:table-cell table:style-name="ce4" table:formula="of:=[.D19]"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PRODUCIENDO</text:p>
          </table:table-cell>
          <table:covered-table-cell table:number-columns-repeated="2" table:style-name="ce12"/>
        </table:table-row>
        <table:table-row table:style-name="ro1">
          <table:table-cell table:number-columns-repeated="8"/>
          <table:table-cell table:style-name="ce10" office:value-type="string" calcext:value-type="string">
            <text:p>pcoste producció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elación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Coste Fijos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28" table:formula="of:=[.D6]" office:value-type="float" office:value="4000" calcext:value-type="float">
            <text:p>4000</text:p>
          </table:table-cell>
          <table:table-cell table:style-name="ce32" table:formula="of:=CONCATENATE([.C10];&quot;:&quot;;[.E10])" office:value-type="string" office:string-value="1:1" calcext:value-type="string">
            <text:p>1:1</text:p>
          </table:table-cell>
          <table:table-cell table:style-name="ce28" table:formula="of:=[.C11]*[.E10]" office:value-type="float" office:value="4000" calcext:value-type="float">
            <text:p>4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nviene</text:p>
          </table:table-cell>
          <table:table-cell table:style-name="ce33" table:formula="of:=IF([.E11]&gt;[.I16];[$Auxiliar.E5];IF([.E11]&lt;[.I16];[$Auxiliar.E4];&quot;Da igual&quot;))" office:value-type="string" office:string-value="Comprar" calcext:value-type="string">
            <text:p>Compra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Umbral de producción</text:p>
          </table:table-cell>
          <table:table-cell table:style-name="ce11" table:formula="of:=[.J10]/([.J5]-[.J9])" office:value-type="float" office:value="7500" calcext:value-type="float">
            <text:p>7500</text:p>
          </table:table-cell>
          <table:table-cell table:formula="of:=[.G5]" office:value-type="string" office:string-value="Equipos de Música" calcext:value-type="string">
            <text:p>Equipos de Música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mprobante</text:p>
          </table:table-cell>
          <table:table-cell table:style-name="ce33" office:value-type="float" office:value="4000" calcext:value-type="float">
            <text:p>4000</text:p>
          </table:table-cell>
          <table:table-cell table:number-columns-repeated="7"/>
        </table:table-row>
      </table:table>
      <table:table table:name="Demostración" table:style-name="ta1"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4" table:default-cell-style-name="ce28"/>
        <table:table-row table:style-name="ro1" table:number-rows-repeated="4">
          <table:table-cell table:number-columns-repeated="7"/>
          <table:table-cell table:style-name="Default" table:number-columns-repeated="4"/>
        </table:table-row>
        <table:table-row table:style-name="ro2">
          <table:table-cell table:number-columns-repeated="6"/>
          <table:table-cell table:style-name="ce3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[.J5]/2" office:value-type="float" office:value="3750" calcext:value-type="float">
            <text:p>3750</text:p>
          </table:table-cell>
          <table:table-cell table:formula="of:=[$Datos.I16]" office:value-type="float" office:value="7500" calcext:value-type="float">
            <text:p>7500</text:p>
          </table:table-cell>
          <table:table-cell table:formula="of:=[.J5]*2" office:value-type="float" office:value="15000" calcext:value-type="float">
            <text:p>15000</text:p>
          </table:table-cell>
        </table:table-row>
        <table:table-row table:style-name="ro2">
          <table:table-cell table:number-columns-repeated="5"/>
          <table:table-cell table:style-name="ce45" office:value-type="string" calcext:value-type="string">
            <text:p>Comprarlo</text:p>
          </table:table-cell>
          <table:table-cell table:style-name="ce33" table:formula="of:=[$Datos.I5]" office:value-type="string" office:string-value="pcoste compra" calcext:value-type="string">
            <office:annotation draw:style-name="gr4" svg:width="2.899cm" svg:height="1.799cm" svg:x="18.184cm" svg:y="0.876cm" draw:caption-point-x="-0.61cm" draw:caption-point-y="1.51cm">
              <dc:creator>Autoría desconocida</dc:creator>
              <dc:date>2024-11-06T12:33:00</dc:date>
              <text:p>PCC=Q*PC</text:p>
            </office:annotation>
            <text:p>pcoste compra</text:p>
          </table:table-cell>
          <table:table-cell office:value-type="float" office:value="0" calcext:value-type="float">
            <text:p>0</text:p>
          </table:table-cell>
          <table:table-cell table:formula="of:=[.I5]*[Datos.$J$5]" office:value-type="float" office:value="18750" calcext:value-type="float">
            <text:p>18750</text:p>
          </table:table-cell>
          <table:table-cell table:formula="of:=[.J5]*[Datos.$J$5]" office:value-type="float" office:value="37500" calcext:value-type="float">
            <text:p>37500</text:p>
          </table:table-cell>
          <table:table-cell table:formula="of:=[.K5]*[Datos.$J$5]" office:value-type="float" office:value="75000" calcext:value-type="float">
            <text:p>75000</text:p>
          </table:table-cell>
        </table:table-row>
        <table:table-row table:style-name="ro2">
          <table:table-cell table:number-columns-repeated="5"/>
          <table:table-cell table:style-name="ce45" office:value-type="string" calcext:value-type="string" table:number-columns-spanned="1" table:number-rows-spanned="3">
            <text:p>Producirlo</text:p>
          </table:table-cell>
          <table:table-cell table:style-name="ce33" table:formula="of:=[$Datos.I9]" office:value-type="string" office:string-value="pcoste producción" calcext:value-type="string">
            <office:annotation draw:style-name="gr4" svg:width="2.899cm" svg:height="1.799cm" svg:x="18.184cm" svg:y="1.446cm" draw:caption-point-x="-0.61cm" draw:caption-point-y="1.51cm">
              <dc:creator>Autoría desconocida</dc:creator>
              <dc:date>2024-11-06T12:35:00</dc:date>
              <text:p>PCP=Q*PP</text:p>
            </office:annotation>
            <text:p>pcoste producción</text:p>
          </table:table-cell>
          <table:table-cell office:value-type="float" office:value="0" calcext:value-type="float">
            <text:p>0</text:p>
          </table:table-cell>
          <table:table-cell table:formula="of:=[.I5]*[Datos.$J$9]" office:value-type="float" office:value="11250" calcext:value-type="float">
            <text:p>11250</text:p>
          </table:table-cell>
          <table:table-cell table:formula="of:=[.J5]*[Datos.$J$9]" office:value-type="float" office:value="22500" calcext:value-type="float">
            <text:p>22500</text:p>
          </table:table-cell>
          <table:table-cell table:formula="of:=[.K5]*[Datos.$J$9]" office:value-type="float" office:value="45000" calcext:value-type="float">
            <text:p>45000</text:p>
          </table:table-cell>
        </table:table-row>
        <table:table-row table:style-name="ro2">
          <table:table-cell table:number-columns-repeated="5"/>
          <table:covered-table-cell table:style-name="ce46"/>
          <table:table-cell table:style-name="ce33" table:formula="of:=[$Datos.I10]" office:value-type="string" office:string-value="Coste Fijos" calcext:value-type="string">
            <text:p>Coste Fijos</text:p>
          </table:table-cell>
          <table:table-cell table:formula="of:=[Datos.$J$10]" office:value-type="float" office:value="15000" calcext:value-type="float">
            <text:p>15000</text:p>
          </table:table-cell>
          <table:table-cell table:formula="of:=[Datos.$J$10]" office:value-type="float" office:value="15000" calcext:value-type="float">
            <text:p>15000</text:p>
          </table:table-cell>
          <table:table-cell table:formula="of:=[Datos.$J$10]" office:value-type="float" office:value="15000" calcext:value-type="float">
            <text:p>15000</text:p>
          </table:table-cell>
          <table:table-cell table:formula="of:=[Datos.$J$10]" office:value-type="float" office:value="15000" calcext:value-type="float">
            <text:p>15000</text:p>
          </table:table-cell>
        </table:table-row>
        <table:table-row table:style-name="ro2">
          <table:table-cell table:number-columns-repeated="5"/>
          <table:covered-table-cell table:style-name="ce47"/>
          <table:table-cell table:style-name="ce48" table:formula="of:=[$Auxiliar.E7]" office:value-type="string" office:string-value="Costes Totales" calcext:value-type="string">
            <office:annotation draw:style-name="gr4" svg:width="2.899cm" svg:height="1.799cm" svg:x="18.184cm" svg:y="2.585cm" draw:caption-point-x="-0.61cm" draw:caption-point-y="1.51cm">
              <dc:creator>Autoría desconocida</dc:creator>
              <dc:date>2024-11-06T12:38:00</dc:date>
              <text:p>CT=CF+PCP</text:p>
            </office:annotation>
            <text:p>Costes Totales</text:p>
          </table:table-cell>
          <table:table-cell table:formula="of:=[.H8]+[.H7]" office:value-type="float" office:value="15000" calcext:value-type="float">
            <text:p>15000</text:p>
          </table:table-cell>
          <table:table-cell table:formula="of:=[.I8]+[.I7]" office:value-type="float" office:value="26250" calcext:value-type="float">
            <text:p>26250</text:p>
          </table:table-cell>
          <table:table-cell table:formula="of:=[.J8]+[.J7]" office:value-type="float" office:value="37500" calcext:value-type="float">
            <text:p>37500</text:p>
          </table:table-cell>
          <table:table-cell table:formula="of:=[.K8]+[.K7]" office:value-type="float" office:value="60000" calcext:value-type="float">
            <text:p>60000</text:p>
          </table:table-cell>
        </table:table-row>
      </table:table>
      <table:table table:name="Gráfica" table:style-name="ta1">
        <table:shapes>
          <draw:frame draw:z-index="0" draw:style-name="gr5" draw:text-style-name="P1" svg:width="22.312cm" svg:height="8.999cm" svg:x="2.8cm" svg:y="1.879cm">
            <draw:object draw:notify-on-update-of-ranges="Demostración.H5:Demostración.K5 Demostración.G6:Demostración.G6 Demostración.H6:Demostración.K6 Auxiliar.G14:Auxiliar.G15 Auxiliar.H11:Auxiliar.H11 Auxiliar.H14:Auxiliar.H15 Auxiliar.H5:Auxiliar.H6 Auxiliar.H9:Auxiliar.H9 Auxiliar.I5:Auxiliar.I6 Demostración.H5:Demostración.K5 Demostración.G9:Demostración.G9 Demostración.H9:Demostración.K9 Demostración.H5:Demostración.K5 Demostración.G8:Demostración.G8 Demostración.H8:Demostración.K8 Demostración.H5:Demostración.K5 Demostración.G7:Demostración.G7 Demostración.H7:Demostración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oducir</text:p>
          </table:table-cell>
          <table:table-cell table:number-columns-repeated="2"/>
          <table:table-cell table:formula="of:=[$Datos.I16]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H5]" office:value-type="float" office:value="7500" calcext:value-type="float">
            <text:p>7500</text:p>
          </table:table-cell>
          <table:table-cell table:formula="of:=[$Demostración.K9]" office:value-type="float" office:value="60000" calcext:value-type="float">
            <text:p>6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stes Totale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El &quot;;[$Datos.H16];&quot; recae con la producción de &quot;;[$Datos.I16];&quot; &quot;;[$Datos.J16])" office:value-type="string" office:string-value="El Umbral de producción recae con la producción de 7500 Equipos de Música" calcext:value-type="string">
            <text:p>El Umbral de producción recae con la producción de 7500 Equipos de Músic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Con una cantidad de &quot;;[$Datos.D19];&quot; &quot;;[$Datos.G5];&quot; &quot;;[$Datos.C14];&quot; &quot;;[$Datos.D14])" office:value-type="string" office:string-value="Con una cantidad de 4000 Equipos de Música Conviene Comprar" calcext:value-type="string">
            <text:p>Con una cantidad de 4000 Equipos de Música Conviene Compra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$Datos.C19]" office:value-type="string" office:string-value="Comprobante" calcext:value-type="string">
            <text:p>Comprobante</text:p>
          </table:table-cell>
          <table:table-cell table:formula="of:=[$Datos.D19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$Datos.I5]" office:value-type="string" office:string-value="pcoste compra" calcext:value-type="string">
            <text:p>pcoste compra</text:p>
          </table:table-cell>
          <table:table-cell table:style-name="ce49" table:formula="of:=[.E13]*[$Datos.J5]" office:value-type="float" office:value="20000" calcext:value-type="float">
            <text:p>20000</text:p>
          </table:table-cell>
          <table:table-cell/>
          <table:table-cell table:formula="of:=[.E13]" office:value-type="float" office:value="4000" calcext:value-type="float">
            <text:p>4000</text:p>
          </table:table-cell>
          <table:table-cell table:formula="of:=[.E14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3"/>
          <table:table-cell table:formula="of:=[$Datos.I9]" office:value-type="string" office:string-value="pcoste producción" calcext:value-type="string">
            <text:p>pcoste producción</text:p>
          </table:table-cell>
          <table:table-cell table:formula="of:=[.E13]*[$Datos.J9]" office:value-type="float" office:value="12000" calcext:value-type="float">
            <text:p>12000</text:p>
          </table:table-cell>
          <table:table-cell/>
          <table:table-cell table:formula="of:=[.G14]" office:value-type="float" office:value="4000" calcext:value-type="float">
            <text:p>4000</text:p>
          </table:table-cell>
          <table:table-cell table:formula="of:=[.E17]" office:value-type="float" office:value="27000" calcext:value-type="float">
            <text:p>27000</text:p>
          </table:table-cell>
          <table:table-cell/>
        </table:table-row>
        <table:table-row table:style-name="ro1">
          <table:table-cell table:number-columns-repeated="3"/>
          <table:table-cell table:formula="of:=[$Datos.I10]" office:value-type="string" office:string-value="Coste Fijos" calcext:value-type="string">
            <text:p>Coste Fijos</text:p>
          </table:table-cell>
          <table:table-cell table:formula="of:=[$Datos.J10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E7]" office:value-type="string" office:string-value="Costes Totales" calcext:value-type="string">
            <text:p>Costes Totales</text:p>
          </table:table-cell>
          <table:table-cell table:formula="of:=[.E16]+[.E15]" office:value-type="float" office:value="27000" calcext:value-type="float">
            <text:p>27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8:52:23.5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2:13:02.884000000</meta:creation-date>
    <dc:date>2024-11-06T19:00:34.833000000</dc:date>
    <meta:editing-duration>PT56M13S</meta:editing-duration>
    <meta:editing-cycles>2</meta:editing-cycles>
    <meta:generator>LibreOffice/24.8.2.1$Windows_X86_64 LibreOffice_project/0f794b6e29741098670a3b95d60478a65d05ef13</meta:generator>
    <meta:document-statistic meta:table-count="4" meta:cell-count="8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13cm" svg:height="9cm" xlink:href=".." xlink:type="simple" chart:class="chart:scatter" chart:style-name="ch1">
        <chart:legend chart:legend-position="end" svg:x="14.668cm" svg:y="2.535cm" style:legend-expansion="high" chart:style-name="ch2"/>
        <chart:plot-area chart:style-name="ch3" table:cell-range-address="Demostración.H5:Demostración.K7 Demostración.G6:Demostración.G7 Auxiliar.H11:Auxiliar.H11 Auxiliar.H14:Auxiliar.H15 Auxiliar.H9:Auxiliar.H9 Auxiliar.I5:Auxiliar.I6 Demostración.G8:Demostración.K9" chart:data-source-has-labels="row" svg:x="0.446cm" svg:y="0.18cm" svg:width="13.776cm" svg:height="8.64cm">
          <chart:coordinate-region svg:x="1.698cm" svg:y="0.382cm" svg:width="12.023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H6:Demostración.K6" chart:label-cell-address="Demostración.G6:Demostración.G6" chart:class="chart:scatter">
            <chart:domain table:cell-range-address="Demostración.H5:Demostración.K5"/>
            <chart:data-point chart:repeated="4"/>
          </chart:series>
          <chart:series chart:style-name="ch8" chart:values-cell-range-address="Auxiliar.H14:Auxiliar.H15" chart:label-cell-address="Auxiliar.H11:Auxiliar.H11" chart:class="chart:scatter">
            <chart:domain table:cell-range-address="Auxiliar.G14:Auxiliar.G15"/>
            <chart:data-point chart:repeated="2"/>
          </chart:series>
          <chart:series chart:style-name="ch9" chart:values-cell-range-address="Auxiliar.I5:Auxiliar.I6" chart:label-cell-address="Auxiliar.H9:Auxiliar.H9" chart:class="chart:scatter">
            <chart:domain table:cell-range-address="Auxiliar.H5:Auxiliar.H6"/>
            <chart:data-point chart:repeated="2"/>
          </chart:series>
          <chart:series chart:style-name="ch10" chart:values-cell-range-address="Demostración.H9:Demostración.K9" chart:label-cell-address="Demostración.G9:Demostración.G9" chart:class="chart:scatter">
            <chart:data-point chart:repeated="4"/>
          </chart:series>
          <chart:series chart:style-name="ch11" chart:values-cell-range-address="Demostración.H8:Demostración.K8" chart:label-cell-address="Demostración.G8:Demostración.G8" chart:class="chart:scatter">
            <chart:data-point chart:repeated="4"/>
          </chart:series>
          <chart:series chart:style-name="ch12" chart:values-cell-range-address="Demostración.H7:Demostración.K7" chart:label-cell-address="Demostración.G7:Demostración.G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5</text:p>
              </table:table-cell>
              <table:table-cell office:value-type="string">
                <text:p>pcoste compra</text:p>
                <draw:g>
                  <svg:desc>Demostración.G6:Demostración.G6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n una cantidad de 4000 Equipos de Música Conviene Comprar</text:p>
                <draw:g>
                  <svg:desc>Auxiliar.H11:Auxiliar.H1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El Umbral de producción recae con la producción de 7500 Equipos de Música</text:p>
                <draw:g>
                  <svg:desc>Auxiliar.H9:Auxiliar.H9</svg:desc>
                </draw:g>
              </table:table-cell>
              <table:table-cell office:value-type="string">
                <text:p>Costes Totales</text:p>
                <draw:g>
                  <svg:desc>Demostración.G9:Demostración.G9</svg:desc>
                </draw:g>
              </table:table-cell>
              <table:table-cell office:value-type="string">
                <text:p>Coste Fijos</text:p>
                <draw:g>
                  <svg:desc>Demostración.G8:Demostración.G8</svg:desc>
                </draw:g>
              </table:table-cell>
              <table:table-cell office:value-type="string">
                <text:p>pcoste producción</text:p>
                <draw:g>
                  <svg:desc>Demostración.G7:Demostración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mostración.H5:Demostración.K5</svg:desc>
                </draw:g>
              </table:table-cell>
              <table:table-cell office:value-type="float" office:value="0">
                <text:p>0</text:p>
                <draw:g>
                  <svg:desc>Demostración.H6:Demostración.K6</svg:desc>
                </draw:g>
              </table:table-cell>
              <table:table-cell office:value-type="float" office:value="4000">
                <text:p>4000</text:p>
                <draw:g>
                  <svg:desc>Auxiliar.G14:Auxiliar.G15</svg:desc>
                </draw:g>
              </table:table-cell>
              <table:table-cell office:value-type="float" office:value="20000">
                <text:p>20000</text:p>
                <draw:g>
                  <svg:desc>Auxiliar.H14:Auxiliar.H15</svg:desc>
                </draw:g>
              </table:table-cell>
              <table:table-cell office:value-type="float" office:value="7500">
                <text:p>7500</text:p>
                <draw:g>
                  <svg:desc>Auxiliar.H5:Auxiliar.H6</svg:desc>
                </draw:g>
              </table:table-cell>
              <table:table-cell office:value-type="float" office:value="0">
                <text:p>0</text:p>
                <draw:g>
                  <svg:desc>Auxiliar.I5:Auxiliar.I6</svg:desc>
                </draw:g>
              </table:table-cell>
              <table:table-cell office:value-type="float" office:value="15000">
                <text:p>15000</text:p>
                <draw:g>
                  <svg:desc>Demostración.H9:Demostración.K9</svg:desc>
                </draw:g>
              </table:table-cell>
              <table:table-cell office:value-type="float" office:value="15000">
                <text:p>15000</text:p>
                <draw:g>
                  <svg:desc>Demostración.H8:Demostración.K8</svg:desc>
                </draw:g>
              </table:table-cell>
              <table:table-cell office:value-type="float" office:value="0">
                <text:p>0</text:p>
                <draw:g>
                  <svg:desc>Demostración.H7:Demostración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0">
                <text:p>3750</text:p>
              </table:table-cell>
              <table:table-cell office:value-type="float" office:value="18750">
                <text:p>18750</text:p>
              </table:table-cell>
              <table:table-cell office:value-type="float" office:value="4000">
                <text:p>4000</text:p>
              </table:table-cell>
              <table:table-cell office:value-type="float" office:value="27000">
                <text:p>27000</text:p>
              </table:table-cell>
              <table:table-cell office:value-type="float" office:value="7500">
                <text:p>7500</text:p>
              </table:table-cell>
              <table:table-cell office:value-type="float" office:value="60000">
                <text:p>60000</text:p>
              </table:table-cell>
              <table:table-cell office:value-type="float" office:value="26250">
                <text:p>26250</text:p>
              </table:table-cell>
              <table:table-cell office:value-type="float" office:value="15000">
                <text:p>1500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37500">
                <text:p>3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">
                <text:p>37500</text:p>
              </table:table-cell>
              <table:table-cell office:value-type="float" office:value="15000">
                <text:p>1500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15000">
                <text:p>15000</text:p>
              </table:table-cell>
              <table:table-cell office:value-type="float" office:value="45000">
                <text:p>4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